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font-name-complex="Verdana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1B013098</text:p>
          </table:table-cell>
          <table:table-cell office:value-type="float" office:value="50200374" calcext:value-type="float">
            <text:p>50200374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0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02</text:p>
          </table:table-cell>
          <table:table-cell office:value-type="string" calcext:value-type="string">
            <text:p> 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03</text:p>
          </table:table-cell>
          <table:table-cell table:style-name="ce3"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04</text:p>
          </table:table-cell>
          <table:table-cell table:style-name="ce4" office:value-type="float" office:value="50222412" calcext:value-type="float">
            <text:p>5022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05</text:p>
          </table:table-cell>
          <table:table-cell office:value-type="float" office:value="50201387" calcext:value-type="float">
            <text:p>5020138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06</text:p>
          </table:table-cell>
          <table:table-cell table:style-name="ce3"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07</text:p>
          </table:table-cell>
          <table:table-cell office:value-type="string" calcext:value-type="string">
            <text:p> 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08</text:p>
          </table:table-cell>
          <table:table-cell table:style-name="ce3" office:value-type="float" office:value="50203319" calcext:value-type="float">
            <text:p>50203319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09</text:p>
          </table:table-cell>
          <table:table-cell office:value-type="float" office:value="50203314" calcext:value-type="float">
            <text:p>502033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10</text:p>
          </table:table-cell>
          <table:table-cell table:style-name="ce3"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11</text:p>
          </table:table-cell>
          <table:table-cell table:style-name="ce5" office:value-type="float" office:value="50204007" calcext:value-type="float">
            <text:p>5020400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12</text:p>
          </table:table-cell>
          <table:table-cell office:value-type="string" calcext:value-type="string">
            <text:p> 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13</text:p>
          </table:table-cell>
          <table:table-cell table:style-name="ce3"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14</text:p>
          </table:table-cell>
          <table:table-cell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15</text:p>
          </table:table-cell>
          <table:table-cell table:style-name="ce3"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16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17</text:p>
          </table:table-cell>
          <table:table-cell office:value-type="float" office:value="50203314" calcext:value-type="float">
            <text:p>502033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18</text:p>
          </table:table-cell>
          <table:table-cell table:style-name="ce3" office:value-type="float" office:value="50200377" calcext:value-type="float">
            <text:p>5020037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19</text:p>
          </table:table-cell>
          <table:table-cell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2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21</text:p>
          </table:table-cell>
          <table:table-cell table:style-name="ce3" office:value-type="float" office:value="50205331" calcext:value-type="float">
            <text:p>50205331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22</text:p>
          </table:table-cell>
          <table:table-cell table:style-name="ce3" office:value-type="string" calcext:value-type="string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23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25</text:p>
          </table:table-cell>
          <table:table-cell table:style-name="ce6" office:value-type="float" office:value="50222418" calcext:value-type="float">
            <text:p>5022241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26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Audio 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27</text:p>
          </table:table-cell>
          <table:table-cell office:value-type="string" calcext:value-type="string">
            <text:p> 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28</text:p>
          </table:table-cell>
          <table:table-cell table:style-name="ce3" office:value-type="float" office:value="50201388" calcext:value-type="float">
            <text:p>5020138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29</text:p>
          </table:table-cell>
          <table:table-cell office:value-type="string" calcext:value-type="string">
            <text:p> 50202496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0</text:p>
          </table:table-cell>
          <table:table-cell office:value-type="float" office:value="50204511" calcext:value-type="float">
            <text:p>502045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1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3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34</text:p>
          </table:table-cell>
          <table:table-cell table:style-name="ce3" office:value-type="float" office:value="50219805" calcext:value-type="float">
            <text:p>502198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6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7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39</text:p>
          </table:table-cell>
          <table:table-cell table:style-name="ce7" office:value-type="float" office:value="50205211" calcext:value-type="float">
            <text:p>502052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40</text:p>
          </table:table-cell>
          <table:table-cell table:style-name="ce3" office:value-type="float" office:value="50202411" calcext:value-type="float">
            <text:p>502024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41</text:p>
          </table:table-cell>
          <table:table-cell office:value-type="string" calcext:value-type="string">
            <text:p> 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42</text:p>
          </table:table-cell>
          <table:table-cell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43</text:p>
          </table:table-cell>
          <table:table-cell table:style-name="ce3" office:value-type="float" office:value="50205480" calcext:value-type="float">
            <text:p>50205480</text:p>
          </table:table-cell>
          <table:table-cell office:value-type="string" calcext:value-type="string">
            <text:p>Rekayasa Perangkat Lun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44</text:p>
          </table:table-cell>
          <table:table-cell office:value-type="string" calcext:value-type="string">
            <text:p> 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45</text:p>
          </table:table-cell>
          <table:table-cell table:style-name="ce3" office:value-type="float" office:value="50200385" calcext:value-type="float">
            <text:p>5020038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46</text:p>
          </table:table-cell>
          <table:table-cell table:style-name="ce3" office:value-type="float" office:value="50200377" calcext:value-type="float">
            <text:p>5020037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47</text:p>
          </table:table-cell>
          <table:table-cell table:style-name="ce3" office:value-type="float" office:value="50202411" calcext:value-type="float">
            <text:p>502024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4048</text:p>
          </table:table-cell>
          <table:table-cell office:value-type="string" calcext:value-type="string">
            <text:p> 50202496</text:p>
          </table:table-cell>
          <table:table-cell office:value-type="string" calcext:value-type="string">
            <text:p>Teknik Konstruksi Kay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49</text:p>
          </table:table-cell>
          <table:table-cell table:style-name="ce3" office:value-type="float" office:value="50204010" calcext:value-type="float">
            <text:p>502040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4050</text:p>
          </table:table-cell>
          <table:table-cell table:style-name="ce3" office:value-type="float" office:value="50201393" calcext:value-type="float">
            <text:p>5020139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3:39:23.466917908</meta:creation-date>
    <dc:date>2019-01-17T13:40:08.729432440</dc:date>
    <meta:editing-duration>PT45S</meta:editing-duration>
    <meta:editing-cycles>1</meta:editing-cycles>
    <meta:document-statistic meta:table-count="1" meta:cell-count="150" meta:object-count="0"/>
    <meta:generator>LibreOffice/6.1.3.2$MacOSX_X86_64 LibreOffice_project/86daf60bf00efa86ad547e59e09d6bb77c699acb</meta:generator>
  </office:meta>
</office:document-meta>
</file>